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TitlePag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en" fo:country="US"/>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master-page-name="Right_20_Page"/>
    <style:style style:name="P12" style:family="paragraph" style:parent-style-name="Text_20_body" style:list-style-name="L2">
      <style:text-properties fo:font-weight="bold" style:font-weight-asian="bold" style:font-weight-complex="bold"/>
    </style:style>
    <style:style style:name="P13"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4"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Text_20_body" style:list-style-name="L2"/>
    <style:style style:name="P16" style:family="paragraph" style:parent-style-name="Code" style:list-style-name="L2">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Code" style:list-style-name="L2">
      <style:text-properties fo:font-size="9pt" fo:font-style="normal" fo:font-weight="normal" style:font-size-asian="9pt" style:font-style-asian="normal" style:font-weight-asian="normal" style:font-size-complex="9pt" style:font-style-complex="normal" style:font-weight-complex="normal"/>
    </style:style>
    <style:style style:name="P19"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ext_20_body" style:list-style-name="L3"/>
    <style:style style:name="P21" style:family="paragraph" style:parent-style-name="Code">
      <style:text-properties fo:font-weight="normal" style:font-weight-asian="normal" style:font-weight-complex="normal"/>
    </style:style>
    <style:style style:name="P22" style:family="paragraph" style:parent-style-name="Code">
      <style:paragraph-properties fo:margin-left="0in" fo:margin-right="0.3937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5" style:family="paragraph" style:parent-style-name="Code" style:master-page-name="">
      <style:paragraph-properties fo:keep-with-next="always"/>
      <style:text-properties fo:font-weight="normal"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list-style-name="L4"/>
    <style:style style:name="P28" style:family="paragraph" style:parent-style-name="Text_20_body" style:list-style-name="L4">
      <style:paragraph-properties fo:margin-left="0in" fo:margin-right="0in" fo:text-indent="0in" style:auto-text-indent="false"/>
    </style:style>
    <style:style style:name="P29" style:family="paragraph" style:parent-style-name="Text_20_body" style:list-style-name="L4">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list-style-name="L4">
      <style:paragraph-properties fo:margin-left="0in" fo:margin-right="0in" fo:text-indent="0in" style:auto-text-indent="false"/>
      <style:text-properties fo:font-style="normal" style:text-underline-style="none" style:font-style-asian="normal" style:font-style-complex="normal"/>
    </style:style>
    <style:style style:name="P31" style:family="paragraph" style:parent-style-name="Text_20_body" style:list-style-name="L4">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32" style:family="paragraph" style:parent-style-name="Code" style:master-page-name="">
      <style:paragraph-properties fo:keep-together="auto"/>
    </style:style>
    <style:style style:name="P33" style:family="paragraph" style:parent-style-name="Code">
      <style:text-properties fo:color="#000000" fo:font-weight="normal" style:font-weight-asian="normal" style:font-weight-complex="normal"/>
    </style:style>
    <style:style style:name="P34" style:family="paragraph" style:parent-style-name="Code">
      <style:text-properties fo:font-size="9pt" style:font-size-asian="9pt" style:font-size-complex="9pt"/>
    </style:style>
    <style:style style:name="P35" style:family="paragraph" style:parent-style-name="Code">
      <style:text-properties fo:color="#000000" style:font-name="Courier New" fo:font-size="9pt" style:font-name-asian="Courier New" style:font-size-asian="9pt" style:font-name-complex="Courier New" style:font-size-complex="9pt"/>
    </style:style>
    <style:style style:name="P36"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paragraph-properties fo:margin-left="0in" fo:margin-right="0in" fo:text-indent="0in" style:auto-text-indent="false"/>
    </style:style>
    <style:style style:name="P41" style:family="paragraph" style:parent-style-name="Text_20_body" style:list-style-name="L8">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2" style:family="paragraph" style:parent-style-name="Text_20_body" style:list-style-name="L8">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3"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T1" style:family="text">
      <style:text-properties fo:language="en" fo:country="US"/>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color="#000000" style:font-name="Courier New" fo:font-weight="normal" style:font-name-asian="Courier New" style:font-weight-asian="normal" style:font-name-complex="Courier New" style:font-weight-complex="normal"/>
    </style:style>
    <style:style style:name="T18"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Title"/>
      <text:p text:style-name="Title"/>
      <text:p text:style-name="Title"/>
      <text:p text:style-name="Title"/>
      <text:p text:style-name="P2">Sun Game Server <text:line-break/>Client <text:s/>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1">Etats-Unis. Tous droits réservés.</text:span></text:p>
      <text:p text:style-name="P6"/>
      <text:p text:style-name="P6">Sun Microsystems, Inc. détient les droits de propriété intellectuels</text:p>
      <text:p text:style-name="P6">relatifs à la technologie incorporée dans le produit qui est décrit dans</text:p>
      <text:p text:style-name="P6">ce document. En particulier, et ce sans limitation, ces droits de</text:p>
      <text:p text:style-name="P6">propriété intellectuelle peuvent inclure un ou plus des brevets</text:p>
      <text:p text:style-name="P6">américains listés à l'adresse http://www.sun.com/patents et un ou les</text:p>
      <text:p text:style-name="P6">brevets supplémentaires ou les applications de brevet en attente aux</text:p>
      <text:p text:style-name="P6">Etats - Unis et dans les autres pays.</text:p>
      <text:p text:style-name="P6"/>
      <text:p text:style-name="P6">Cette distribution peut comprendre des composants développés par des</text:p>
      <text:p text:style-name="P6">tierces parties.Sun, Sun Microsystems, le logo Sun, Java et Solaris sont</text:p>
      <text:p text:style-name="P6">des marques de fabrique ou des marques déposées de Sun Microsystems,</text:p>
      <text:p text:style-name="P6">Inc. aux Etats-Unis et dans d'autres pays.</text:p>
      <text:p text:style-name="P6"/>
      <text:p text:style-name="P6">Les produits qui font l'objet de ce manuel d'entretien et les</text:p>
      <text:p text:style-name="P6">informations qu'il contient sont regis par la legislation americaine en</text:p>
      <text:p text:style-name="P6">matiere de controle des exportations et peuvent etre soumis au droit</text:p>
      <text:p text:style-name="P6">d'autres pays dans le domaine des exportations et importations. Les</text:p>
      <text:p text:style-name="P6">utilisations finales, ou utilisateurs finaux, pour des armes nucleaires,</text:p>
      <text:p text:style-name="P6">des missiles, des armes biologiques et chimiques ou du nucleaire</text:p>
      <text:p text:style-name="P6">maritime, directement ou indirectement, sont strictement interdites. Les</text:p>
      <text:p text:style-name="P6">exportations ou reexportations vers des pays sous embargo des</text:p>
      <text:p text:style-name="P6">Etats-Unis, ou vers des entites figurant sur les listes d'exclusion</text:p>
      <text:p text:style-name="P6">d'exportation americaines, y compris, mais de maniere non exclusive, la</text:p>
      <text:p text:style-name="P6">liste de personnes qui font objet d'un ordre de ne pas participer, d'une</text:p>
      <text:p text:style-name="P6">facon directe ou indirecte, aux exportations des produits ou des</text:p>
      <text:p text:style-name="P6">services qui sont regi par la legislation americaine en matiere de</text:p>
      <text:p text:style-name="P6">controle des exportations et la liste de ressortissants specifiquement</text:p>
      <text:p text:style-name="P6">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7">Introduction <text:s/>iv</text:p>
          <text:p text:style-name="P7">Lesson 1: HelloUserClient <text:s/>5</text:p>
          <text:p text:style-name="P8">SimpleClient <text:s/>5</text:p>
          <text:p text:style-name="P8">Connecting <text:s/>5</text:p>
          <text:p text:style-name="P8">Client/Server Communication <text:s/>6</text:p>
          <text:p text:style-name="P8">Running HelloUserClient <text:s/>7</text:p>
          <text:p text:style-name="P8">Code: HelloUserClient <text:s/>7</text:p>
          <text:p text:style-name="P9">HelloUserClient <text:s/>7</text:p>
          <text:p text:style-name="P7">Lesson 2: HelloChannelClient <text:s/>13</text:p>
          <text:p text:style-name="P8">Publish/Subscribe Channels <text:s/>13</text:p>
          <text:p text:style-name="P8">Joining and Leaving a Channel <text:s/>13</text:p>
          <text:p text:style-name="P8">Sending and Receiving Channel Messages <text:s/>14</text:p>
          <text:p text:style-name="P8">Running HelloChannelClient <text:s/>14</text:p>
          <text:p text:style-name="P8">Code: HelloChannelClient <text:s/>14</text:p>
          <text:p text:style-name="P9">HelloChannelClient <text:s/>14</text:p>
          <text:p text:style-name="P7">Conclusion <text:s/>19</text:p>
        </text:index-body>
      </text:table-of-content>
      <text:h text:style-name="Heading_20_1" text:outline-level="1">Introduction</text:h>
      <text:p text:style-name="Text_20_body">This document is a short tutorial for programming clients that connect to the Sun Game Server (SGS). <text:s text:c="3"/></text:p>
      <text:p text:style-name="Text_20_body">Programming game clients that use servers provided by the Sun Game Server is not much different from coding any other sort of game client. The big difference between SGS-based games and others is how they connect to and communicate with the server and with each other. This tutorial focuses on the “plumbing” necessary to make those connections. <text:s/></text:p>
      <text:p text:style-name="Text_20_body">It does <text:span text:style-name="T2">not</text:span><text:span text:style-name="T3">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0"/>
      <text:h text:style-name="P11" text:outline-level="1">Lesson 1: HelloUserClient</text:h>
      <text:p text:style-name="Text_20_body">This lesson shows how to connect to the SGS server and then communicate with it in the basic client/server mode. It is designed to go along with Lesson 5 of the <text:span text:style-name="T4">Sun Game Server Application Tutorial</text:span><text:span text:style-name="T5"> and </text:span>the <text:span text:style-name="T6">HelloUser</text:span> and <text:span text:style-name="T6">HelloEcho</text:span> examples in those lessons. It can also be used as a client for the <text:span text:style-name="T6">SwordWorld</text:span> sample application in Appendix A of the <text:span text:style-name="T7">Sun Game Server Application Tutorial</text:span>.</text:p>
      <text:p text:style-name="Text_20_body">To test this client, you will need to start either <text:span text:style-name="T6">HelloUser</text:span> or <text:span text:style-name="T6">HelloEcho</text:span> on the server (<text:span text:style-name="T6">HelloEcho</text:span> has more functionality). See the application tutorial for details on how to do this.</text:p>
      <text:h text:style-name="Heading_20_2" text:outline-level="2">SimpleClient</text:h>
      <text:p text:style-name="Text_20_body">The class <text:span text:style-name="T6">com.sun.sgs.client.simple.SimpleClient</text:span> is your gateway to the SGS. You create an instance of <text:span text:style-name="T6">SimpleClient</text:span> and then use it and its associated listener interface <text:span text:style-name="T6">SimpleClientListener</text:span> to communicate with the server. <text:s/></text:p>
      <text:h text:style-name="Heading_20_2" text:outline-level="2">Connecting</text:h>
      <text:p text:style-name="Text_20_body">The first thing an SGS Client needs to do is connect to its server application. Connecting is done in four steps:</text:p>
      <text:list text:style-name="L2">
        <text:list-item>
          <text:p text:style-name="P12">Create an instance of SimpleClient.<text:line-break/><text:span text:style-name="T3">The first thing you need to do is create an instance of the </text:span>SimpleClient<text:span text:style-name="T3"> class. </text:span>SimpleClient'<text:span text:style-name="T3">s constructor takes one parameter: a </text:span>SimpleClientListener<text:span text:style-name="T3"> to call for communication events. In most basic clients, this is likely the client's main class, in which case the code would look something like this:</text:span></text:p>
        </text:list-item>
      </text:list>
      <text:p text:style-name="P13">public class MyClient implements SimpleClientListener {</text:p>
      <text:p text:style-name="P13"/>
      <text:p text:style-name="P13"><text:s text:c="4"/>// ...</text:p>
      <text:p text:style-name="P14"/>
      <text:p text:style-name="Code"><text:span text:style-name="T8"><text:s text:c="4"/>simpleClient = new SimpleClient(this);</text:span><text:line-break/></text:p>
      <text:list text:style-name="L2" text:continue-numbering="true">
        <text:list-item>
          <text:p text:style-name="P15"><text:span text:style-name="T6">Create the login properties.<text:line-break/></text:span><text:span text:style-name="T3">The </text:span><text:span text:style-name="T6">login</text:span><text:span text:style-name="T3"> method of </text:span><text:span text:style-name="T6">SimpleClient</text:span><text:span text:style-name="T3"> expects one parameter as well, a </text:span><text:span text:style-name="T6">Properties</text:span><text:span text:style-name="T3"> object. The </text:span><text:span text:style-name="T6">SimpleClient</text:span><text:span text:style-name="T3"> implementation code expects two properties to be set: </text:span><text:span text:style-name="T9">host</text:span><text:span text:style-name="T3"> and </text:span><text:span text:style-name="T9">port</text:span><text:span text:style-name="T3">. Below is an example of how to set these:</text:span></text:p>
          <text:p text:style-name="P16">Properties connectProps = new Properties();</text:p>
        </text:list-item>
      </text:list>
      <text:p text:style-name="P17"><text:tab/>connectProps.put("host", "localhost");</text:p>
      <text:p text:style-name="Code"><text:span text:style-name="T8"><text:tab/>connectProps.put("port", "1139");</text:span><text:span text:style-name="T10"><text:line-break/></text:span></text:p>
      <text:list text:style-name="L2" text:continue-numbering="true">
        <text:list-item>
          <text:p text:style-name="P15"><text:span text:style-name="T6">Call the login method.<text:line-break/></text:span><text:span text:style-name="T3">To actually start the login process, you call the </text:span><text:span text:style-name="T6">login</text:span><text:span text:style-name="T3"> method. It is possible for </text:span><text:span text:style-name="T6">login</text:span><text:span text:style-name="T3"> to throw an </text:span><text:span text:style-name="T6">IOException</text:span>,<text:span text:style-name="T3"> so you should surround the call with a try/catch block:</text:span></text:p>
          <text:p text:style-name="P18">try {</text:p>
        </text:list-item>
      </text:list>
      <text:p text:style-name="P19"><text:tab/><text:tab/>simpleClient.login(connectProps);</text:p>
      <text:p text:style-name="P19"><text:tab/>} catch (IOException e) {</text:p>
      <text:p text:style-name="P19"><text:tab/><text:tab/>e.printStackTrace();</text:p>
      <text:p text:style-name="P19"><text:tab/><text:tab/>// ... try again, or try a different hostname</text:p>
      <text:p text:style-name="Code"><text:span text:style-name="T8"><text:tab/>}</text:span><text:span text:style-name="T11"><text:line-break/></text:span></text:p>
      <text:list text:style-name="L3">
        <text:list-item>
          <text:p text:style-name="P20"><text:span text:style-name="T6">Handle the authentication callback.<text:line-break/></text:span><text:span text:style-name="T3">In response to your request to log in, the API will call the </text:span><text:span text:style-name="T6">getPasswordAuthentication</text:span><text:span text:style-name="T3"> callback on your </text:span><text:span text:style-name="T6">SimpleClientListener</text:span><text:span text:style-name="T3">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SDK also ships with a sample encrypted string-password-file-based authenticator. Other authenticators can be written to support specific user validation infrastructures.</text:span><text:span text:style-name="T3"><text:note text:id="ftn1" text:note-class="footnote"><text:note-citation>1</text:note-citation><text:note-body><text:p text:style-name="Footnote">Writing and using custom authenticators will be covered in the <text:span text:style-name="T12">SGS Stack Extension Manual</text:span><text:span text:style-name="T13">.</text:span></text:p></text:note-body></text:note></text:span><text:span text:style-name="T3"><text:line-break/><text:line-break/>A sample </text:span><text:span text:style-name="T6">getPasswordAuthentication</text:span><text:span text:style-name="T3"> callback implementation might look like this:</text:span></text:p>
        </text:list-item>
      </text:list>
      <text:p text:style-name="Code"><text:s text:c="4"/><text:span text:style-name="T3">/*</text:span></text:p>
      <text:p text:style-name="P21"><text:s text:c="5"/>* Returns dummy credentials where user is "guest-<text:span text:style-name="T7">&lt;random&gt;"</text:span></text:p>
      <text:p text:style-name="P21"><text:s text:c="5"/>* and the password is "guest". <text:s/>Real-world clients are likely</text:p>
      <text:p text:style-name="P21"><text:s text:c="5"/>* to pop up a login dialog to get these fields from the player.</text:p>
      <text:p text:style-name="P21"><text:s text:c="5"/>*/</text:p>
      <text:p text:style-name="P21"><text:s text:c="4"/>public PasswordAuthentication getPasswordAuthentication() {</text:p>
      <text:p text:style-name="P21"><text:s text:c="8"/>String player = "guest-" + random.nextInt(1000);</text:p>
      <text:p text:style-name="P21"><text:s text:c="8"/>setStatus("Logging in as " + player);</text:p>
      <text:p text:style-name="P21"><text:s text:c="8"/>String password = "guest";</text:p>
      <text:p text:style-name="P21"><text:s text:c="8"/>return new PasswordAuthentication(player, password.toCharArray());</text:p>
      <text:p text:style-name="P21"><text:s text:c="4"/>}</text:p>
      <text:p text:style-name="P22"/>
      <text:p text:style-name="P23">At the completion of these steps, the API will attempt to log in to the server. If it is successful, it will call the <text:span text:style-name="T6">loggedIn</text:span> callback on the <text:span text:style-name="T6">SimpleClientListener</text:span>. At this point, the client is connected to the server and can begin communicating with it. If login fails, the <text:span text:style-name="T6">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Sun Game Server API: <text:span text:style-name="T7">client/server</text:span> communication and <text:span text:style-name="T7">publish/subscribe channel</text:span> communication. Our first example uses client/server, which is the simpler of the two.</text:p>
      <text:p text:style-name="Sidebar">All communication in the SGS is done by sending and receiving byte arrays. To a Java coder this may seem a somewhat old-fashioned way of doing things. The SGS, however, is a client-agnostic system. The SGS team intends to deliver client APIs for J2SE, J2ME, and C/C++. <text:s/>Other platforms may also be identified as later client targets by the SGS team or by the community.</text:p>
      <text:p text:style-name="Sidebar">While a few cross-language object systems exist, they are either platform-specific (<text:span text:style-name="T14">for example,</text:span> DCOM) or very complex, with serious overhead (<text:span text:style-name="T14">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6">send</text:span> method on the <text:span text:style-name="T6">SimpleClient</text:span> object. Since this call can throw an <text:span text:style-name="T6">IOException</text:span>, it too needs to be in a try/catch block. Here is a simple example from the <text:span text:style-name="T6">HelloUserClient</text:span> program:</text:p>
      <text:p text:style-name="P21">try {</text:p>
      <text:p text:style-name="P21"><text:s text:c="4"/>simpleClient.send(encodeString(getInputText()));</text:p>
      <text:p text:style-name="P21">} catch (IOException e) {</text:p>
      <text:p text:style-name="P21"><text:s text:c="4"/>e.printStackTrace();</text:p>
      <text:p text:style-name="P21">}</text:p>
      <text:p text:style-name="P24"/>
      <text:p text:style-name="Text_20_body">When the server sends a packet back to the client, it gets delivered to the application via the <text:span text:style-name="T6">receivedMessage</text:span> callback on the <text:span text:style-name="T6">SimpleClientListener</text:span>. Here again is a simple example from <text:span text:style-name="T6">HelloUserClient</text:span>:</text:p>
      <text:p text:style-name="P25">public void receivedMessage(byte[] message) {</text:p>
      <text:p text:style-name="P21"><text:s text:c="4"/>appendOutput("Server: " + decodeString(message));</text:p>
      <text:p text:style-name="P21">} </text:p>
      <text:p text:style-name="P26"/>
      <text:p text:style-name="Text_20_body">That's all there is to getting client/server communication working with the Sun Game Server. Below is the complete code to <text:span text:style-name="T6">HelloUserClient</text:span>. If you start the <text:span text:style-name="T6">HelloEcho</text:span> server application from the <text:span text:style-name="T12">Sun Game Server Application Tutorial</text:span><text:span text:style-name="T15"> and then run </text:span><text:span text:style-name="T16">HelloUserClient</text:span><text:span text:style-name="T15">, you should see the user log in on the server; anything typed into the input field at the bottom of </text:span><text:span text:style-name="T16">HelloUserClient's</text:span><text:span text:style-name="T15">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6">tutorial.jar</text:span> file. To run <text:span text:style-name="T6">HelloUserClient</text:span> from the jar file:</text:p>
      <text:list text:style-name="L4">
        <text:list-item>
          <text:p text:style-name="P27">Change your working directory to the <text:span text:style-name="T6">tutorial</text:span> directory in the SGS SDK.</text:p>
        </text:list-item>
        <text:list-item>
          <text:p text:style-name="P27">Type the following command line:</text:p>
          <text:p text:style-name="P28">For Win32: </text:p>
          <text:p text:style-name="P29">java -cp tutorial.jar;..\lib\sgs-client.jar com.sun.sgs.tutorial.client.lesson1.HelloUserClient</text:p>
          <text:p text:style-name="P30">For Unix: </text:p>
          <text:p text:style-name="P31">java -cp tutorial.jar:../lib/sgs-client.jar com.sun.sgs.tutorial.client.lesson1.HelloUserClient</text:p>
        </text:list-item>
      </text:list>
      <text:h text:style-name="Heading_20_2" text:outline-level="2">Code: HelloUserClient</text:h>
      <text:h text:style-name="Heading_20_3" text:outline-level="3" text:is-list-header="true">HelloUserClient</text:h>
      <text:p text:style-name="P32">/*<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n SG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SG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11" text:outline-level="1">Lesson 2: HelloChannelClient</text:h>
      <text:p text:style-name="Text_20_body">Lesson 1 illustrated how to connect to an SGS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SG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6">SimpleClientListener</text:span> interface: <text:span text:style-name="T6">joinedChannel</text:span>. The <text:span text:style-name="T6">joinedChannel</text:span> callback receives a <text:span text:style-name="T6">ClientChannel</text:span> object as its one parameter. The client application should save this object, since this is its interface for sending messages on the channel.</text:p>
      <text:p text:style-name="Text_20_body">The <text:span text:style-name="T6">SimpleClient</text:span> expects this callback to return an object that implements the <text:span text:style-name="T6">ClientChannelListener</text:span> interface. This interface has two methods on it, <text:span text:style-name="T6">receivedMessage</text:span> and <text:span text:style-name="T6">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6">joinedChannel</text:span> from our second sample client application, <text:span text:style-name="T6">HelloChannelClient</text:span>. <text:s/>This client adds a combo box to the left of the input field in <text:span text:style-name="T6">HelloUserClient</text:span> so you can select if the input is sent directly to the server or to one of the channels the server has joined you to. You can use the server application called <text:span text:style-name="T6">HelloChannels</text:span> (described in Lesson 6 of the <text:span text:style-name="T7">Sun Game Server Application Tutorial</text:span><text:span text:style-name="T14">) </text:span>to test this client. This server application creates two channels, <text:span text:style-name="T6">foo</text:span> and <text:span text:style-name="T6">bar</text:span><text:span text:style-name="T3">,</text:span> and automatically joins all users to them.</text:p>
      <text:p text:style-name="P33">public ClientChannelListener joinedChannel(ClientChannel channel) {</text:p>
      <text:p text:style-name="P21"><text:s text:c="4"/>channelsByName.put(channel.getName(), channel);</text:p>
      <text:p text:style-name="P21"><text:s text:c="4"/>appendOutput("Joined to channel " + channel.getName());</text:p>
      <text:p text:style-name="P21"><text:s text:c="4"/>channelSelectorModel.addElement(channel.getName());</text:p>
      <text:p text:style-name="P21"><text:s text:c="4"/>return new HelloChannelListener();</text:p>
      <text:p text:style-name="P21">}</text:p>
      <text:p text:style-name="Code"/>
      <text:p text:style-name="Text_20_body">The complete implementation of <text:span text:style-name="T6">HelloChannelClient</text:span> can be found at the end of this lesson.</text:p>
      <text:h text:style-name="Heading_20_2" text:outline-level="2">Sending and Receiving Channel Messages</text:h>
      <text:p text:style-name="Text_20_body">Once you have processed the <text:span text:style-name="T6">joinedChannel</text:span> callback, sending and receiving channel messages is just about as easy as client/server messages. To send a message on a channel, you use one of three variant methods of the <text:span text:style-name="T6">send</text:span> method. The simplest of these just takes a byte buffer and broadcasts it to all users who are currently joined to the channel. This is how it is used in <text:span text:style-name="T6">HelloChannelClient</text:span>:</text:p>
      <text:p text:style-name="P34"><text:span text:style-name="T17">ClientChannel</text:span><text:span text:style-name="T18"> channel = channelsByName.get(channelName);</text:span></text:p>
      <text:p text:style-name="P35">channel.send(message);</text:p>
      <text:p text:style-name="P36"/>
      <text:p text:style-name="Text_20_body">The second version adds a <text:span text:style-name="T6">SessionID</text:span> as a destination for a private message (a <text:span text:style-name="T6">SessionID</text:span> is how the server identifies a user). The third takes an array of <text:span text:style-name="T6">SessionIDs.</text:span> <text:s text:c="3"/></text:p>
      <text:p text:style-name="Text_20_body">An application obtains a <text:span text:style-name="T6">SessionID</text:span> for another user in one of two ways:</text:p>
      <text:list text:style-name="L5">
        <text:list-item>
          <text:p text:style-name="P37">The server knows the <text:span text:style-name="T6">SessionIDs</text:span> of all the users, so server applications may choose to transmit this information via client/server communication. </text:p>
        </text:list-item>
        <text:list-item>
          <text:p text:style-name="P37">Clients can do their own bookkeeping, since every channel message comes with a “return address”.</text:p>
        </text:list-item>
      </text:list>
      <text:p text:style-name="Text_20_body">The <text:span text:style-name="T6">receivedMessage</text:span> callback on the <text:span text:style-name="T6">ChannelListener</text:span> has three parameters: <text:s/></text:p>
      <text:list text:style-name="L6">
        <text:list-item>
          <text:p text:style-name="P38">The first is a <text:span text:style-name="T6">Channel</text:span> object that represents the channel on which the message was received. <text:s/></text:p>
        </text:list-item>
        <text:list-item>
          <text:p text:style-name="P38">The next is the <text:span text:style-name="T6">SessionID</text:span> of the sender. </text:p>
        </text:list-item>
        <text:list-item>
          <text:p text:style-name="P38">The third is the actual data sent. <text:s/></text:p>
        </text:list-item>
      </text:list>
      <text:p text:style-name="Text_20_body">Below is the entire code for <text:span text:style-name="T6">HelloChannelClient</text:span>, including the <text:span text:style-name="T6">HelloChannelListener</text:span> implementation, which is implemented as an inner class of <text:span text:style-name="T6">HelloChannelClients</text:span><text:span text:style-name="T3">. <text:s/>You should use the </text:span><text:span text:style-name="T6">HelloChannels</text:span><text:span text:style-name="T3"> application from the “Sun Game Server Application Tutorial” as the server for running this client.</text:span></text:p>
      <text:h text:style-name="Heading_20_2" text:outline-level="2">Running HelloChannelClient</text:h>
      <text:p text:style-name="Text_20_body">The tutorial comes with all the examples pre-compiled in the <text:span text:style-name="T6">tutorial.jar</text:span> file. To run <text:span text:style-name="T6">HelloChannelClient</text:span> from the jar file:</text:p>
      <text:list text:style-name="L7">
        <text:list-item>
          <text:p text:style-name="P39">Change your working directory to the <text:span text:style-name="T6">tutorial</text:span> directory in the SGS SDK.</text:p>
        </text:list-item>
        <text:list-item>
          <text:p text:style-name="P39">Type the following command line:</text:p>
        </text:list-item>
      </text:list>
      <text:list text:style-name="L8">
        <text:list-header>
          <text:p text:style-name="P40">For Win32: </text:p>
          <text:p text:style-name="P41">java -cp tutorial.jar;..\lib\sgs-client.jar com.sun.sgs.tutorial.client.lesson2.HelloChannelClient</text:p>
          <text:p text:style-name="P42">For Unix: </text:p>
          <text:p text:style-name="P41">java -cp tutorial.jar:../lib/sgs-client.jar com.sun.sgs.tutorial.client.lesson2.HelloChannelClient</text:p>
        </text:list-header>
      </text:list>
      <text:h text:style-name="Heading_20_2" text:outline-level="2">Code: HelloChannelClient</text:h>
      <text:h text:style-name="Heading_20_3" text:outline-level="3">HelloChannelClient</text:h>
      <text:p text:style-name="P32">/*<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n SG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11" text:outline-level="1">Conclusion</text:h>
      <text:p text:style-name="Text_20_body">That's all you need to know <text:s/>in order to write SGS client applications. The SGS team has made every effort to make this revision of the API <text:s/>simple and intuitive. We hope you find it pleasant and easy to work with. <text:s/>For more details and options, please see the SGS Client API Javadocs.</text:p>
      <text:p text:style-name="Text_20_body">One thing not touched on in this introduction is the pluggable nature of the SGS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12">SGS Stack Extension Manual</text:span><text:span text:style-name="T15">.</text:span></text:p>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3-05T15:08:27.99">03/05/07</text:date></text:span><text:span text:style-name="T1"><text:tab/></text:span><text:span text:style-name="T2"><text:page-number text:select-page="current">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5</text:page-number></text:span><text:span text:style-name="T1"><text:tab/></text:span><text:span text:style-name="T1"><text:date style:data-style-name="N37" text:date-value="2007-03-05T15:08:27.99">03/05/07</text:date></text:span><text:span text:style-name="T1"><text:tab/>Sun Game Server Client Tutorial</text:span></text:p>
      </style:footer>
    </style:master-page>
    <style:master-page style:name="Right_20_Page" style:display-name="Right Page" style:page-layout-name="pm4" style:next-style-name="Left_20_Page">
      <style:footer>
        <text:p text:style-name="P1"><text:span text:style-name="T1">Sun Game Server Client Tutorial<text:tab/></text:span><text:span text:style-name="T1"><text:date style:data-style-name="N37" text:date-value="2007-03-05T15:08:27.99">03/05/07</text:date></text:span><text:span text:style-name="T1"><text:tab/></text:span><text:span text:style-name="T2"><text:page-number text:select-page="current">5</text:page-number></text:span></text:p>
      </style:footer>
    </style:master-page>
    <style:master-page style:name="Index" style:page-layout-name="pm5"/>
    <style:master-page style:name="FrontMatter" style:page-layout-name="pm6">
      <style:footer>
        <text:p text:style-name="Footer">Sun Game Server Client Tutorial<text:tab/><text:date style:data-style-name="N37" text:date-value="2007-03-05T15:08:27.99">03/05/07</text:date><text:tab/><text:page-number text:select-page="current">5</text:page-number></text:p>
      </style:footer>
    </style:master-page>
    <style:master-page style:name="TitlePage" style:page-layout-name="pm7" style:next-style-name="FrontMatter">
      <style:footer>
        <text:p text:style-name="Footer"><text:tab/><text:tab/><text:date style:data-style-name="N37" text:date-value="2007-03-05T15:08:27.99">03/05/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subject>Darkstar Doc template</dc:subject>
    <meta:creation-date>2007-02-06T12:47:27</meta:creation-date>
    <dc:creator>Tim Blackman</dc:creator>
    <dc:date>2007-03-05T15:08:28</dc:date>
    <meta:print-date>2007-02-21T10:45:17</meta:print-date>
    <dc:language>en-US</dc:language>
    <meta:editing-cycles>80</meta:editing-cycles>
    <meta:editing-duration>PT10H50M54S</meta:editing-duration>
    <meta:template xlink:type="simple" xlink:actuate="onRequest" xlink:role="template"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19" meta:paragraph-count="194" meta:word-count="4205" meta:character-count="33535"/>
  </office:meta>
</office:document-meta>
</file>